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a6099" loext:opacity="100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2a6099" loext:opacity="100%" fo:font-size="12pt" fo:font-style="normal" fo:font-weight="normal" officeooo:rsid="00121b9c" officeooo:paragraph-rsid="00121b9c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rusel</text:p>
      <text:p text:style-name="P1"/>
      <text:p text:style-name="P2">link: <text:a xlink:type="simple" xlink:href="https://github.com/daniehhhhhhh/Javascript" text:style-name="Internet_20_link" text:visited-style-name="Visited_20_Internet_20_Link">https://github.com/daniehhhhhhh/Javascript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7T14:04:31.169000000</meta:creation-date>
    <dc:date>2022-12-07T14:09:09.607000000</dc:date>
    <meta:editing-duration>PT4M38S</meta:editing-duration>
    <meta:editing-cycles>1</meta:editing-cycles>
    <meta:document-statistic meta:table-count="0" meta:image-count="0" meta:object-count="0" meta:page-count="1" meta:paragraph-count="2" meta:word-count="3" meta:character-count="57" meta:non-whitespace-character-count="55"/>
    <meta:generator>LibreOffice/7.3.5.2$Windows_X86_64 LibreOffice_project/184fe81b8c8c30d8b5082578aee2fed2ea847c01</meta:generator>
  </office:meta>
</office:document-meta>
</file>